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ae92" officeooo:paragraph-rsid="001dae92"/>
    </style:style>
    <style:style style:name="P2" style:family="paragraph" style:parent-style-name="Standard">
      <style:text-properties officeooo:rsid="001dae92" officeooo:paragraph-rsid="00276b54"/>
    </style:style>
    <style:style style:name="P3" style:family="paragraph" style:parent-style-name="Standard">
      <style:text-properties officeooo:rsid="001dae92" officeooo:paragraph-rsid="002b118c"/>
    </style:style>
    <style:style style:name="P4" style:family="paragraph" style:parent-style-name="Standard">
      <style:text-properties officeooo:rsid="001deca8" officeooo:paragraph-rsid="001deca8"/>
    </style:style>
    <style:style style:name="P5" style:family="paragraph" style:parent-style-name="Standard">
      <style:text-properties officeooo:rsid="00207522" officeooo:paragraph-rsid="00207522"/>
    </style:style>
    <style:style style:name="P6" style:family="paragraph" style:parent-style-name="Standard">
      <style:text-properties officeooo:rsid="002137de" officeooo:paragraph-rsid="002137de"/>
    </style:style>
    <style:style style:name="P7" style:family="paragraph" style:parent-style-name="Standard">
      <style:text-properties officeooo:rsid="002137de" officeooo:paragraph-rsid="001dae92"/>
    </style:style>
    <style:style style:name="P8" style:family="paragraph" style:parent-style-name="Standard">
      <style:text-properties officeooo:rsid="002292f7" officeooo:paragraph-rsid="002292f7"/>
    </style:style>
    <style:style style:name="P9" style:family="paragraph" style:parent-style-name="Standard">
      <style:text-properties officeooo:rsid="002292f7" officeooo:paragraph-rsid="00237795"/>
    </style:style>
    <style:style style:name="P10" style:family="paragraph" style:parent-style-name="Standard">
      <style:text-properties officeooo:rsid="002292f7" officeooo:paragraph-rsid="001dae92"/>
    </style:style>
    <style:style style:name="P11" style:family="paragraph" style:parent-style-name="Standard">
      <style:text-properties officeooo:paragraph-rsid="002292f7"/>
    </style:style>
    <style:style style:name="P12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237795" officeooo:paragraph-rsid="00237795"/>
    </style:style>
    <style:style style:name="P13" style:family="paragraph" style:parent-style-name="Standard">
      <style:text-properties officeooo:rsid="00237795" officeooo:paragraph-rsid="002292f7"/>
    </style:style>
    <style:style style:name="P14" style:family="paragraph" style:parent-style-name="Standard">
      <style:text-properties officeooo:rsid="0025836d" officeooo:paragraph-rsid="0025836d"/>
    </style:style>
    <style:style style:name="P15" style:family="paragraph" style:parent-style-name="Standard">
      <style:text-properties officeooo:rsid="0026eb14" officeooo:paragraph-rsid="0026eb14"/>
    </style:style>
    <style:style style:name="P16" style:family="paragraph" style:parent-style-name="Text_20_body">
      <style:text-properties officeooo:rsid="001d9c6d" officeooo:paragraph-rsid="001d9c6d"/>
    </style:style>
    <style:style style:name="P17" style:family="paragraph" style:parent-style-name="Text_20_body">
      <style:text-properties officeooo:rsid="001dae92" officeooo:paragraph-rsid="001dae92"/>
    </style:style>
    <style:style style:name="P18" style:family="paragraph" style:parent-style-name="Text_20_body">
      <style:text-properties officeooo:rsid="00207522" officeooo:paragraph-rsid="00207522"/>
    </style:style>
    <style:style style:name="P19" style:family="paragraph" style:parent-style-name="Text_20_body">
      <style:text-properties officeooo:paragraph-rsid="00207522"/>
    </style:style>
    <style:style style:name="P20" style:family="paragraph" style:parent-style-name="Text_20_body">
      <style:text-properties officeooo:rsid="002cd1d0" officeooo:paragraph-rsid="002cd1d0"/>
    </style:style>
    <style:style style:name="P21" style:family="paragraph" style:parent-style-name="Text_20_body">
      <style:text-properties officeooo:rsid="001deca8" officeooo:paragraph-rsid="001deca8"/>
    </style:style>
    <style:style style:name="P22" style:family="paragraph" style:parent-style-name="Text_20_body">
      <style:text-properties officeooo:rsid="002ec77a" officeooo:paragraph-rsid="002ec77a"/>
    </style:style>
    <style:style style:name="P23" style:family="paragraph" style:parent-style-name="Text_20_body">
      <style:text-properties officeooo:rsid="00309ac1" officeooo:paragraph-rsid="00309ac1"/>
    </style:style>
    <style:style style:name="T1" style:family="text">
      <style:text-properties officeooo:rsid="00207522"/>
    </style:style>
    <style:style style:name="T2" style:family="text">
      <style:text-properties officeooo:rsid="002292f7"/>
    </style:style>
    <style:style style:name="T3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4" style:family="text">
      <style:text-properties fo:font-variant="normal" fo:text-transform="none" fo:color="#000000" style:font-name="monospace" fo:font-size="10.5pt" fo:letter-spacing="normal" fo:font-style="normal" fo:font-weight="normal" officeooo:rsid="002292f7"/>
    </style:style>
    <style:style style:name="T5" style:family="text">
      <style:text-properties fo:font-variant="normal" fo:text-transform="none" fo:color="#000000" style:font-name="monospace" fo:font-size="10.5pt" fo:letter-spacing="normal" fo:font-style="normal" fo:font-weight="normal" officeooo:rsid="00237795"/>
    </style:style>
    <style:style style:name="T6" style:family="text">
      <style:text-properties officeooo:rsid="0025836d"/>
    </style:style>
    <style:style style:name="T7" style:family="text">
      <style:text-properties officeooo:rsid="0026eb14"/>
    </style:style>
    <style:style style:name="T8" style:family="text">
      <style:text-properties officeooo:rsid="002b118c"/>
    </style:style>
    <style:style style:name="T9" style:family="text">
      <style:text-properties officeooo:rsid="002b80d9"/>
    </style:style>
    <style:style style:name="T10" style:family="text">
      <style:text-properties officeooo:rsid="002c01d2"/>
    </style:style>
    <style:style style:name="T11" style:family="text">
      <style:text-properties officeooo:rsid="002ec77a"/>
    </style:style>
    <style:style style:name="T12" style:family="text">
      <style:text-properties officeooo:rsid="00309a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Плей-офф предсказуем на 69 процентов</text:h>
      <text:p text:style-name="P16">Что сезонные серии за последние 30 лет говорят о матчах на вылет</text:p>
      <text:p text:style-name="P17"/>
      <text:h text:style-name="Heading_20_3" text:outline-level="3">Какие были серии и сезоны</text:h>
      <text:p text:style-name="P18">Регламент серий между командами в регулярном чемпионате и плей-офф за последние 30 лет часто менялся: </text:p>
      <text:p text:style-name="P18">- cо временем в НБА становилось больше клубов (<text:a xlink:type="simple" xlink:href="https://en.wikipedia.org/wiki/Expansion_of_the_National_Basketball_Association" text:style-name="Internet_20_link" text:visited-style-name="Visited_20_Internet_20_Link">https://en.wikipedia.org/wiki/Expansion_of_the_National_Basketball_Association</text:a>)</text:p>
      <text:p text:style-name="P19"><text:span text:style-name="T1">- если очередной локаут затягивался, то приходилось укорачивать сезон (</text:span><text:a xlink:type="simple" xlink:href="https://en.wikipedia.org/wiki/1998" text:style-name="Internet_20_link" text:visited-style-name="Visited_20_Internet_20_Link"><text:span text:style-name="T1">https://en.wikipedia.org/wiki/1998</text:span></text:a><text:span text:style-name="T1">–99_NBA_lockout, </text:span><text:a xlink:type="simple" xlink:href="https://en.wikipedia.org/wiki/2011_NBA_lockout" text:style-name="Internet_20_link" text:visited-style-name="Visited_20_Internet_20_Link">https://en.wikipedia.org/wiki/2011_NBA_lockout</text:a><text:span text:style-name="T1">)</text:span></text:p>
      <text:p text:style-name="P19">- <text:span text:style-name="T1">форс-мажор в виде пандемии короновируса затронул уже 2 сезона</text:span></text:p>
      <text:p text:style-name="P19">- <text:span text:style-name="T1">только в 2003 году все серии плей-офф стали играть до 4 побед, до этого в первом раунде играли до 3</text:span></text:p>
      <text:p text:style-name="P5">(<text:span text:style-name="T2">rs</text:span>_series.png)</text:p>
      <text:p text:style-name="P6">Укороченными считаются сезоны 1998-1999, 2011-2012 и 2019-2020</text:p>
      <text:p text:style-name="P6"/>
      <text:p text:style-name="P6">(po_series.png)</text:p>
      <text:p text:style-name="P1"/>
      <text:p text:style-name="P7">Примечательный факт: в сезоне 1998-1999 из-за локаута не каждая команда сыграла с каждой в регулярном чемпионате, в том числе и финалисты сезона “Сан-Антонио” и “Нью-Йорк Никс”.</text:p>
      <text:p text:style-name="P1"/>
      <text:h text:style-name="Heading_20_3" text:outline-level="3">Вот это поворот</text:h>
      <text:p text:style-name="P1"/>
      <text:p text:style-name="P10">Будем считать, что в противостоянии 2х клубов по ходу сезона произошёл поворот, если серии игр в регулярке выиграла одна из них, а в плей-офф – другая. </text:p>
      <text:p text:style-name="P1"/>
      <text:p text:style-name="P8">За 29 сезонов с 1991 по 2020:</text:p>
      <text:p text:style-name="P11"><text:span text:style-name="T2">- всего было </text:span><text:span text:style-name="T4">435 сезонных серий </text:span><text:span text:style-name="T5">РЧ+ПО</text:span><text:span text:style-name="T4"> (по 15 в каждом)</text:span></text:p>
      <text:p text:style-name="P9"><text:span text:style-name="T3">- </text:span><text:span text:style-name="T5">118 раз </text:span><text:span text:style-name="T3">в регулярном чемпионате команды выиграли друг у друга одинаковое количество матчей</text:span></text:p>
      <text:p text:style-name="P9"><text:span text:style-name="T3">- </text:span><text:span text:style-name="T5">218 раз в серии плей-офф была сильнее та же команда, что и по ходу гладкого первенства</text:span></text:p>
      <text:p text:style-name="P12">- 98 раз исход регулярки переворачивался</text:p>
      <text:p text:style-name="P12"/>
      <text:p text:style-name="P12"/>
      <text:p text:style-name="P13">Всего доля переворотов – 31%. Т.е. итог серий на вылет довольно хорошо (69%) предсказывается по матчам основной части сезона.</text:p>
      <text:p text:style-name="P1"/>
      <text:p text:style-name="P1"><text:span text:style-name="T6">А вот как выглядит доля переворотов п</text:span>о раундам плей-офф</text:p>
      <text:p text:style-name="P14">(by_round.png)</text:p>
      <text:p text:style-name="P15">И понятно, что большая часть предсказуемости приходится на первые раунды. А вот исход полуфиналов и финалов почти не зависит от того, как эти же команды играли до плей-офф.</text:p>
      <text:p text:style-name="P1"><text:soft-page-break/></text:p>
      <text:h text:style-name="Heading_20_3" text:outline-level="3">Занимательные примеры</text:h>
      <text:p text:style-name="P1"><text:span text:style-name="T7">Вот </text:span>3 <text:span text:style-name="T7">случая, когда серии в ПО и в регулярке разошлись наиболее сильно:</text:span></text:p>
      <text:p text:style-name="P3">- <text:span text:style-name="T7">в сезоне 2013-14 столкнулись 2 больших трио (https://en.wikipedia.org/wiki/2014_NBA_playoffs#(2)_Miami_Heat_vs._(6)_Brooklyn_Nets): бруклинское имени Кинга-Прохорова и майамское имени Леброна-Райли. Действующие на тот момент чемпионы отдыхали в регулярке (0-4), но взяли своё в полуфинале конференции (4-1). <text:s/>Впрочем, тот сезон оказался последним для обоих трио.</text:span></text:p>
      <text:p text:style-name="P2">- <text:span text:style-name="T8">годом позже (https://en.wikipedia.org/wiki/2015_NBA_playoffs#(4)_Toronto_Raptors_vs._(5)_Washington_Wizards) “Торонто” уверенно обыгрывал “Вашингтон” тогда, когда это было не так важно, а когда стало важно, т.е. в первом раунде Востока, сгорел 0-4. Но дальше у столичной команды дела не пошли.</text:span></text:p>
      <text:p text:style-name="P2"><text:span text:style-name="T7">- <text:s/>2 года назад (</text:span><text:a xlink:type="simple" xlink:href="https://en.wikipedia.org/wiki/2019_NBA_playoffs#(3)_Portland_Trail_Blazers_vs._(6)_Oklahoma_City_Thunder" text:style-name="Internet_20_link" text:visited-style-name="Visited_20_Internet_20_Link"><text:span text:style-name="T7">https://en.wikipedia.org/wiki/2019_NBA_playoffs#(3)_Portland_Trail_Blazers_vs._(6)_Oklahoma_City_Thunder</text:span></text:a><text:span text:style-name="T7">) “Оклахома” вроде бы не оставляла “Портленду” шансов по сезону (4-0), но развалилась в ПО. Лиллард в итоге прибил их надежды 50 очками в 5-м матче.</text:span></text:p>
      <text:p text:style-name="P1"/>
      <text:p text:style-name="P4">2 примера <text:span text:style-name="T9">сезонов со</text:span> <text:span text:style-name="T9">статистическими аномалиями:</text:span></text:p>
      <text:p text:style-name="P4">- <text:span text:style-name="T9">в сезоне 2004-05 6 серий в РЧ завершились ничьими, а 9 оставшихся (т.е. там, где одна из команд была сильнее) все 9 сохранили свой исход в ПО</text:span></text:p>
      <text:p text:style-name="P4">- <text:span text:style-name="T10">ну 1998-99 был действительно сезоном со звёздочкой: из 12 неничейных серий в плей-офф перевернулись целых 6 (50%). </text:span></text:p>
      <text:h text:style-name="Heading_20_3" text:outline-level="3">Прогноз на оставшиеся серии</text:h>
      <text:p text:style-name="P20">“Атланта” проиграла сезонную серию “Милуоки” (1-2), но это уже полуфинал, где доля переворотов больше 50%. Т.е. следовало бы ожидать именно победы “Хоукс”. Кстати в предыдущих раундах “Атланта” оба раза “переворачивала” исход серии регулярки, а вот с обоими западными финалистами у них ничья. “Милуоки” же, наоборот, подтверждал своё превосходство над “Майами” и “Бруклином”.</text:p>
      <text:p text:style-name="P20">“Клипперс” уступили по ходу РЧ и “Далласу” и “Юте”, <text:span text:style-name="T11">но в ПО – вытащили обе серии. Сезонная серия против “Финикса” также осталась за Лос-Анжелесом (2-1). “Бакс” же проиграли “Санс” 2-0 и разделили по одной победе с “Клипперс”.</text:span></text:p>
      <text:p text:style-name="P22">Вывод: совершенно не понятно, кто станет чемпионом (ура!)</text:p>
      <text:h text:style-name="Heading_20_3" text:outline-level="3">Бонус</text:h>
      <text:p text:style-name="P21"><text:span text:style-name="T12">Вот что будет, </text:span>если считать подборы, а не очки:</text:p>
      <text:p text:style-name="P23">(by_rounds_rebound.png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6T22:17:50.036767397</meta:creation-date>
    <dc:date>2021-06-23T21:46:57.425915167</dc:date>
    <meta:editing-duration>PT51M1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2" meta:paragraph-count="38" meta:word-count="545" meta:character-count="3878" meta:non-whitespace-character-count="3364"/>
  </office:meta>
</office:document-meta>
</file>